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9000000384ACF21AAC59B95BC.png" manifest:media-type="image/png"/>
  <manifest:file-entry manifest:full-path="Pictures/10000000000000430000003A9EB3BA4ECB42E80E.png" manifest:media-type="image/png"/>
  <manifest:file-entry manifest:full-path="Pictures/10000000000000450000004451F169A8855A0603.png" manifest:media-type="image/png"/>
  <manifest:file-entry manifest:full-path="Pictures/100000000000004200000048CF9A9561EDC890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792cm" fo:min-width="2.966cm"/>
    </style:style>
    <style:style style:name="gr3" style:family="graphic" style:parent-style-name="standard">
      <style:graphic-properties svg:stroke-opacity="100%" draw:fill="none" draw:textarea-horizontal-align="justify" draw:textarea-vertical-align="middle" draw:auto-grow-height="false" fo:min-height="2.65cm" fo:min-width="8.2cm"/>
    </style:style>
    <style:style style:name="gr4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" fo:font-weight="bold" style:font-weight-asian="bold" style:font-weight-complex="bold"/>
    </style:style>
    <style:style style:name="P3" style:family="paragraph">
      <style:paragraph-properties fo:text-align="end"/>
      <style:text-properties fo:color="#3465a4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end"/>
      <style:text-properties fo:color="#3465a4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style:font-name="Arial" fo:font-weight="bold" style:font-weight-asian="bold" style:font-weight-complex="bold"/>
    </style:style>
    <style:style style:name="T2" style:family="text">
      <style:text-properties fo:color="#3465a4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507cm" svg:height="1.481cm" svg:x="11.093cm" svg:y="3.219cm">
          <draw:image xlink:href="Pictures/1000000000000039000000384ACF21AAC59B95BC.png" xlink:type="simple" xlink:show="embed" xlink:actuate="onLoad">
            <text:p/>
          </draw:image>
        </draw:frame>
        <draw:custom-shape draw:style-name="gr2" draw:text-style-name="P2" xml:id="id1" draw:id="id1" draw:layer="layout" svg:width="4.9cm" svg:height="4.3cm" svg:x="12.3cm" svg:y="7.9cm">
          <text:p text:style-name="P2"><text:span text:style-name="T1">SOLUCIÓN </text:span></text:p>
          <text:p text:style-name="P2"><text:span text:style-name="T1">ABIER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8.7cm" svg:height="2.9cm" svg:x="10.4cm" svg:y="2.5cm">
          <text:p text:style-name="P3"><text:span text:style-name="T2">DISPONIBILID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8.7cm" svg:height="2.9cm" svg:x="10.4cm" svg:y="14cm">
          <text:p text:style-name="P3"><text:span text:style-name="T2">PARTICIPACIÓN</text:span></text:p>
          <text:p text:style-name="P3"><text:span text:style-name="T2">UNIVERSAL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72cm" svg:height="1.534cm" svg:x="20.137cm" svg:y="9.287cm">
          <draw:image xlink:href="Pictures/10000000000000430000003A9EB3BA4ECB42E80E.png" xlink:type="simple" xlink:show="embed" xlink:actuate="onLoad">
            <text:p/>
          </draw:image>
        </draw:frame>
        <draw:custom-shape draw:style-name="gr3" draw:text-style-name="P4" xml:id="id4" draw:id="id4" draw:layer="layout" svg:width="8.7cm" svg:height="2.9cm" svg:x="18.9cm" svg:y="8.6cm">
          <text:p text:style-name="P3"><text:span text:style-name="T2">REUTILIZA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8.7cm" svg:height="2.9cm" svg:x="1.4cm" svg:y="8.6cm">
          <text:p text:style-name="P3"><text:span text:style-name="T2">INTER-</text:span></text:p>
          <text:p text:style-name="P3"><text:span text:style-name="T2">OPERABILIDAD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5cm" svg:height="1.798cm" svg:x="11.175cm" svg:y="14.602cm">
          <draw:image xlink:href="Pictures/10000000000000450000004451F169A8855A0603.png" xlink:type="simple" xlink:show="embed" xlink:actuate="onLoad">
            <text:p/>
          </draw:image>
        </draw:frame>
        <draw:frame draw:style-name="gr1" draw:text-style-name="P1" draw:layer="layout" svg:width="1.745cm" svg:height="1.904cm" svg:x="2cm" svg:y="9.196cm">
          <draw:image xlink:href="Pictures/100000000000004200000048CF9A9561EDC890AD.png" xlink:type="simple" xlink:show="embed" xlink:actuate="onLoad">
            <text:p/>
          </draw:image>
        </draw:frame>
        <draw:connector draw:style-name="gr4" draw:text-style-name="P1" draw:layer="layout" svg:x1="14.75cm" svg:y1="7.9cm" svg:x2="14.75cm" svg:y2="5.4cm" draw:start-shape="id1" draw:start-glue-point="4" draw:end-shape="id2" draw:end-glue-point="2" svg:d="M14750 7900v-2500" svg:viewBox="0 0 1 2501">
          <text:p/>
        </draw:connector>
        <draw:connector draw:style-name="gr5" draw:text-style-name="P1" draw:layer="layout" svg:x1="14.75cm" svg:y1="12.2cm" svg:x2="14.75cm" svg:y2="14cm" draw:start-shape="id1" draw:start-glue-point="8" draw:end-shape="id3" draw:end-glue-point="0" svg:d="M14750 12200v1800" svg:viewBox="0 0 1 1801">
          <text:p/>
        </draw:connector>
        <draw:connector draw:style-name="gr5" draw:text-style-name="P1" draw:layer="layout" svg:x1="17.2cm" svg:y1="10.05cm" svg:x2="18.9cm" svg:y2="10.05cm" draw:start-shape="id1" draw:start-glue-point="10" draw:end-shape="id4" draw:end-glue-point="3" svg:d="M17200 10050h1700" svg:viewBox="0 0 1701 1">
          <text:p/>
        </draw:connector>
        <draw:connector draw:style-name="gr5" draw:text-style-name="P1" draw:layer="layout" svg:x1="12.3cm" svg:y1="10.05cm" svg:x2="10.1cm" svg:y2="10.05cm" draw:start-shape="id1" draw:start-glue-point="6" draw:end-shape="id5" draw:end-glue-point="1" svg:d="M12300 10050h-2200" svg:viewBox="0 0 22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22:52:17.674000000</meta:creation-date>
    <dc:date>2018-06-16T23:05:22.301000000</dc:date>
    <meta:editing-duration>PT13M5S</meta:editing-duration>
    <meta:editing-cycles>1</meta:editing-cycles>
    <meta:document-statistic meta:object-count="13"/>
    <meta:generator>LibreOffice/5.0.4.2$Windows_X86_64 LibreOffice_project/2b9802c1994aa0b7dc6079e128979269cf95bc78</meta:generator>
  </office:meta>
</office:document-meta>
</file>